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68000003B753F15F2F464BD6F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1.058cm" svg:stroke-color="#000000" draw:marker-start="Arrowheads_20_1" draw:marker-start-width="1.878cm" draw:marker-end="Circle" draw:marker-end-width="1.878cm" draw:textarea-horizontal-align="center" draw:textarea-vertical-align="middle" fo:padding-top="0.645cm" fo:padding-bottom="0.645cm" fo:padding-left="0.77cm" fo:padding-right="0.7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8cm" svg:height="16.774cm" svg:x="3.294cm" svg:y="5.764cm">
          <draw:image xlink:href="Pictures/1000000100000368000003B753F15F2F464BD6F5.png" xlink:type="simple" xlink:show="embed" xlink:actuate="onLoad" draw:mime-type="image/png">
            <text:p/>
          </draw:image>
        </draw:frame>
        <draw:line draw:style-name="gr2" draw:text-style-name="P1" draw:layer="layout" svg:x1="1.25cm" svg:y1="14.75cm" svg:x2="10.25cm" svg:y2="9.5cm">
          <text:p/>
        </draw:line>
        <draw:line draw:style-name="gr2" draw:text-style-name="P1" draw:layer="layout" svg:x1="5cm" svg:y1="21cm" svg:x2="14cm" svg:y2="15cm">
          <text:p/>
        </draw:line>
        <draw:line draw:style-name="gr2" draw:text-style-name="P1" draw:layer="layout" svg:x1="3cm" svg:y1="18cm" svg:x2="12cm" svg:y2="12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54:49.735920588</meta:creation-date>
    <dc:date>2023-05-02T13:29:46.588559196</dc:date>
    <meta:editing-duration>PT34M57S</meta:editing-duration>
    <meta:editing-cycles>1</meta:editing-cycles>
    <meta:document-statistic meta:object-count="4"/>
    <meta:generator>LibreOffice/7.5.0.3$MacOSX_X86_64 LibreOffice_project/c21113d003cd3efa8c53188764377a8272d9d6de</meta:generator>
  </office:meta>
</office:document-meta>
</file>